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PC/header/headerCCJU#%</text:p>
      <text:p text:style-name="P1"/>
      <text:p text:style-name="Standard"/>
      <text:p text:style-name="Standard"/>
      <text:p text:style-name="Standard">Madame, <text:line-break/>la présente décision est établie selon votre demande du [date].</text:p>
      <text:p text:style-name="Standard"/>
      <text:p text:style-name="Standard">Conformément aux législations..</text:p>
      <text:p text:style-name="Standard"/>
      <text:p text:style-name="Standard">Cette décision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1-02-09T14:04:13</meta:creation-date>
    <dc:date>2011-02-18T13:50:13</dc:date>
    <meta:editing-cycles>8</meta:editing-cycles>
    <meta:editing-duration>PT1H44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0" meta:character-count="152"/>
  </office:meta>
</office:document-meta>
</file>